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fo:font-size="16pt" officeooo:rsid="000de66d" officeooo:paragraph-rsid="000de66d" style:font-size-asian="14pt" style:font-size-complex="16pt"/>
    </style:style>
    <style:style style:name="P2" style:family="paragraph" style:parent-style-name="Standard">
      <style:text-properties officeooo:rsid="000de66d" officeooo:paragraph-rsid="000de66d"/>
    </style:style>
    <style:style style:name="P3" style:family="paragraph" style:parent-style-name="Standard">
      <style:text-properties officeooo:rsid="000e4425" officeooo:paragraph-rsid="000e4425"/>
    </style:style>
    <style:style style:name="P4" style:family="paragraph" style:parent-style-name="Standard">
      <style:text-properties officeooo:rsid="000fc7c2" officeooo:paragraph-rsid="000fc7c2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6pt" style:font-size-asian="16pt"/>
    </style:style>
    <style:style style:name="P7" style:family="paragraph" style:parent-style-name="Standard">
      <style:text-properties fo:color="#000000" fo:font-size="16pt" officeooo:rsid="000de66d" officeooo:paragraph-rsid="000de66d" style:font-size-asian="14pt" style:font-size-complex="16pt"/>
    </style:style>
    <style:style style:name="P8" style:family="paragraph" style:parent-style-name="Standard">
      <style:text-properties fo:color="#000000" fo:font-size="16pt" officeooo:rsid="000e4425" officeooo:paragraph-rsid="000e4425" style:font-size-asian="14pt" style:font-size-complex="16pt"/>
    </style:style>
    <style:style style:name="P9" style:family="paragraph" style:parent-style-name="Standard">
      <style:text-properties fo:color="#000000" style:font-name="Monospace" fo:font-size="16pt" officeooo:rsid="000e4425" officeooo:paragraph-rsid="000e4425" style:font-size-asian="16pt"/>
    </style:style>
    <style:style style:name="P10" style:family="paragraph" style:parent-style-name="Standard">
      <style:text-properties fo:color="#000000" style:font-name="Monospace" fo:font-size="16pt" officeooo:rsid="000fc7c2" officeooo:paragraph-rsid="000fc7c2" style:font-size-asian="16pt"/>
    </style:style>
    <style:style style:name="P11" style:family="paragraph" style:parent-style-name="Standard">
      <style:text-properties fo:color="#000000" style:font-name="Monospace" fo:font-size="16pt" officeooo:rsid="000fc7c2" officeooo:paragraph-rsid="000fc7c2" style:font-size-asian="14pt" style:font-size-complex="16pt"/>
    </style:style>
    <style:style style:name="P12" style:family="paragraph" style:parent-style-name="Standard">
      <style:text-properties fo:color="#000000" fo:font-size="15pt" officeooo:rsid="0001d06f" officeooo:paragraph-rsid="001512a9" style:font-size-asian="15pt" style:font-size-complex="15pt"/>
    </style:style>
    <style:style style:name="P13" style:family="paragraph" style:parent-style-name="Standard">
      <style:text-properties fo:font-size="15pt" officeooo:rsid="0001d06f" officeooo:paragraph-rsid="001512a9" style:font-size-asian="15pt" style:font-size-complex="15pt"/>
    </style:style>
    <style:style style:name="P14" style:family="paragraph" style:parent-style-name="Standard">
      <style:text-properties fo:font-size="15pt" officeooo:rsid="0002fb2d" officeooo:paragraph-rsid="001512a9" style:font-size-asian="15pt" style:font-size-complex="15pt"/>
    </style:style>
    <style:style style:name="P15" style:family="paragraph" style:parent-style-name="Standard">
      <style:text-properties fo:font-size="15pt" officeooo:rsid="00012c43" officeooo:paragraph-rsid="001512a9" style:font-size-asian="15pt" style:font-size-complex="15pt"/>
    </style:style>
    <style:style style:name="P16" style:family="paragraph" style:parent-style-name="Standard">
      <style:text-properties fo:font-size="15pt" officeooo:paragraph-rsid="001512a9" style:font-size-asian="15pt" style:font-size-complex="15pt"/>
    </style:style>
    <style:style style:name="P17" style:family="paragraph" style:parent-style-name="Standard">
      <style:text-properties fo:color="#c9211e" fo:font-size="15pt" officeooo:rsid="00012c43" officeooo:paragraph-rsid="001512a9" style:font-size-asian="15pt" style:font-size-complex="15pt"/>
    </style:style>
    <style:style style:name="P18" style:family="paragraph" style:parent-style-name="Standard">
      <style:text-properties fo:color="#c9211e" fo:font-size="15pt" officeooo:rsid="0001d06f" officeooo:paragraph-rsid="001512a9" style:font-size-asian="15pt" style:font-size-complex="15pt"/>
    </style:style>
    <style:style style:name="P19" style:family="paragraph" style:parent-style-name="Standard">
      <style:text-properties fo:color="#d62e4e" fo:font-size="15pt" officeooo:rsid="0001d06f" officeooo:paragraph-rsid="001512a9" style:font-size-asian="15pt" style:font-size-complex="15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6pt" style:font-size-asian="16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6pt" officeooo:paragraph-rsid="001512a9" style:font-size-asian="16pt"/>
    </style:style>
    <style:style style:name="T1" style:family="text">
      <style:text-properties fo:color="#000000"/>
    </style:style>
    <style:style style:name="T2" style:family="text">
      <style:text-properties fo:color="#000000" style:font-name="Monospace" fo:font-size="16pt" style:font-size-asian="16pt"/>
    </style:style>
    <style:style style:name="T3" style:family="text">
      <style:text-properties fo:color="#000000" style:font-name="Monospace" fo:font-size="16pt" officeooo:rsid="000fc7c2" style:font-size-asian="16pt"/>
    </style:style>
    <style:style style:name="T4" style:family="text">
      <style:text-properties fo:color="#000000" style:font-name="Monospace" fo:font-size="16pt" officeooo:rsid="00115724" style:font-size-asian="16pt"/>
    </style:style>
    <style:style style:name="T5" style:family="text">
      <style:text-properties fo:color="#7f0055" style:font-name="Monospace" fo:font-size="16pt" fo:font-weight="bold" style:font-size-asian="16pt" style:font-weight-asian="bold"/>
    </style:style>
    <style:style style:name="T6" style:family="text">
      <style:text-properties fo:color="#7f0055" style:font-name="Monospace" fo:font-size="16pt" fo:font-weight="bold" style:font-size-asian="16pt" style:font-weight-asian="bold" style:font-size-complex="16pt"/>
    </style:style>
    <style:style style:name="T7" style:family="text">
      <style:text-properties fo:color="#6a3e3e" style:font-name="Monospace" fo:font-size="16pt" style:font-size-asian="16pt"/>
    </style:style>
    <style:style style:name="T8" style:family="text">
      <style:text-properties fo:color="#6a3e3e" style:font-name="Monospace" fo:font-size="16pt" style:text-underline-style="solid" style:text-underline-width="auto" style:text-underline-color="font-color" style:font-size-asian="16pt"/>
    </style:style>
    <style:style style:name="T9" style:family="text">
      <style:text-properties fo:color="#3f7f5f" style:font-name="Monospace" fo:font-size="16pt" style:font-size-asian="16pt"/>
    </style:style>
    <style:style style:name="T10" style:family="text">
      <style:text-properties fo:color="#7f9fbf" style:font-name="Monospace" fo:font-size="16pt" fo:font-weight="bold" style:font-size-asian="16pt" style:font-weight-asian="bold"/>
    </style:style>
    <style:style style:name="T11" style:family="text">
      <style:text-properties fo:color="#0000c0" style:font-name="Monospace" fo:font-size="16pt" fo:font-style="italic" fo:font-weight="bold" style:font-size-asian="16pt" style:font-style-asian="italic" style:font-weight-asian="bold"/>
    </style:style>
    <style:style style:name="T12" style:family="text">
      <style:text-properties fo:color="#0000c0" style:font-name="Monospace" fo:font-size="16pt" style:font-size-asian="16pt"/>
    </style:style>
    <style:style style:name="T13" style:family="text">
      <style:text-properties fo:color="#0000c0" style:font-name="Monospace" fo:font-size="16pt" style:text-underline-style="solid" style:text-underline-width="auto" style:text-underline-color="font-color" style:font-size-asian="16pt"/>
    </style:style>
    <style:style style:name="T14" style:family="text">
      <style:text-properties fo:color="#2a00ff" style:font-name="Monospace" fo:font-size="16pt" style:font-size-asian="16pt"/>
    </style:style>
    <style:style style:name="T15" style:family="text">
      <style:text-properties fo:font-size="15pt" officeooo:rsid="0004b080" style:font-size-asian="15pt" style:font-size-complex="15pt"/>
    </style:style>
    <style:style style:name="T16" style:family="text">
      <style:text-properties officeooo:rsid="00012c43"/>
    </style:style>
    <style:style style:name="T17" style:family="text">
      <style:text-properties officeooo:rsid="0002fb2d"/>
    </style:style>
    <style:style style:name="T18" style:family="text">
      <style:text-properties fo:color="#c921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3</text:p>
      <text:p text:style-name="P1"/>
      <text:p text:style-name="P7">The classes that are inherit the throwable class except runtime exception are called Checked Exceptions. They are checked at compile time.</text:p>
      <text:p text:style-name="P7">The classes that inherit runtime exception are known as unchecked exceptions.they are checked at runtime.</text:p>
      <text:p text:style-name="P7"/>
      <text:p text:style-name="P2"><text:span text:style-name="T6">public</text:span><text:span text:style-name="T2"> </text:span><text:span text:style-name="T5">class</text:span><text:span text:style-name="T2"> Unchecked {</text:span></text:p>
      <text:p text:style-name="P6"/>
      <text:p text:style-name="P5"><text:span text:style-name="T2"><text:tab/></text:span><text:span text:style-name="T5">public</text:span><text:span text:style-name="T2"> </text:span><text:span text:style-name="T5">static</text:span><text:span text:style-name="T2"> </text:span><text:span text:style-name="T5">void</text:span><text:span text:style-name="T2"> main(String[] </text:span><text:span text:style-name="T7">args</text:span><text:span text:style-name="T2">) {</text:span></text:p>
      <text:p text:style-name="P5"><text:span text:style-name="T2"><text:tab/><text:tab/></text:span><text:span text:style-name="T9">// </text:span><text:span text:style-name="T10">TODO</text:span><text:span text:style-name="T9"> Auto-generated method stub</text:span></text:p>
      <text:p text:style-name="P5"><text:span text:style-name="T2"><text:tab/><text:tab/></text:span><text:span text:style-name="T5">int</text:span><text:span text:style-name="T2"> </text:span><text:span text:style-name="T7">a</text:span><text:span text:style-name="T2">[]= {1,2,3};</text:span></text:p>
      <text:p text:style-name="P5"><text:span text:style-name="T2"><text:tab/><text:tab/></text:span><text:span text:style-name="T5">try</text:span><text:span text:style-name="T2"> {</text:span></text:p>
      <text:p text:style-name="P5"><text:span text:style-name="T2"><text:tab/><text:tab/>System.</text:span><text:span text:style-name="T11">out</text:span><text:span text:style-name="T2">.println(</text:span><text:span text:style-name="T7">a</text:span><text:span text:style-name="T2">[6]);</text:span><text:span text:style-name="T9">//unchecked exception</text:span></text:p>
      <text:p text:style-name="P20"><text:tab/><text:tab/>}</text:p>
      <text:p text:style-name="P5"><text:span text:style-name="T2"><text:tab/><text:tab/></text:span><text:span text:style-name="T5">catch</text:span><text:span text:style-name="T2">(ArrayIndexOutOfBoundsException </text:span><text:span text:style-name="T7">e</text:span><text:span text:style-name="T2">)</text:span></text:p>
      <text:p text:style-name="P20"><text:tab/><text:tab/>{</text:p>
      <text:p text:style-name="P5"><text:span text:style-name="T2"><text:tab/><text:tab/>System.</text:span><text:span text:style-name="T11">out</text:span><text:span text:style-name="T2">.println(</text:span><text:span text:style-name="T7">a</text:span><text:span text:style-name="T2">[1]);<text:tab/></text:span></text:p>
      <text:p text:style-name="P20"><text:tab/><text:tab/>}</text:p>
      <text:p text:style-name="P20"><text:tab/>}</text:p>
      <text:p text:style-name="P6"/>
      <text:p text:style-name="P20">}</text:p>
      <text:p text:style-name="P5"><text:span text:style-name="T5">import</text:span><text:span text:style-name="T2"> java.io.*;</text:span></text:p>
      <text:p text:style-name="P5"><text:span text:style-name="T5">public</text:span><text:span text:style-name="T2"> </text:span><text:span text:style-name="T5">class</text:span><text:span text:style-name="T2"> Checked {</text:span></text:p>
      <text:p text:style-name="P20"><text:tab/></text:p>
      <text:p text:style-name="P5"><text:span text:style-name="T2"><text:tab/></text:span><text:span text:style-name="T5">public</text:span><text:span text:style-name="T2"> </text:span><text:span text:style-name="T5">static</text:span><text:span text:style-name="T2"> </text:span><text:span text:style-name="T5">void</text:span><text:span text:style-name="T2"> main(String[] </text:span><text:span text:style-name="T7">args</text:span><text:span text:style-name="T2">) {</text:span></text:p>
      <text:p text:style-name="P5"><text:span text:style-name="T2"><text:tab/><text:tab/></text:span><text:span text:style-name="T9">// </text:span><text:span text:style-name="T10">TODO</text:span><text:span text:style-name="T9"> Auto-generated method stub</text:span></text:p>
      <text:p text:style-name="P5"><text:span text:style-name="T2"><text:tab/><text:tab/></text:span><text:span text:style-name="T5">try</text:span><text:span text:style-name="T2"> {</text:span></text:p>
      <text:p text:style-name="P5"><text:span text:style-name="T2"><text:tab/><text:tab/>FileInputStream </text:span><text:span text:style-name="T8">GFG</text:span></text:p>
      <text:p text:style-name="P5"><text:span text:style-name="T2"><text:s text:c="8"/>= </text:span><text:span text:style-name="T5">new</text:span><text:span text:style-name="T2"> FileInputStream(</text:span><text:span text:style-name="T14">"/Desktop/GFG.txt"</text:span><text:span text:style-name="T2">);</text:span></text:p>
      <text:p text:style-name="P20"><text:tab/><text:tab/>}</text:p>
      <text:p text:style-name="P5"><text:span text:style-name="T2"><text:tab/><text:tab/></text:span><text:span text:style-name="T5">catch</text:span><text:span text:style-name="T2">(FileNotFoundException </text:span><text:span text:style-name="T7">e</text:span><text:span text:style-name="T2">)</text:span></text:p>
      <text:p text:style-name="P20">{</text:p>
      <text:p text:style-name="P5"><text:span text:style-name="T2"><text:tab/><text:tab/><text:tab/>System.</text:span><text:span text:style-name="T11">out</text:span><text:span text:style-name="T2">.println(</text:span><text:span text:style-name="T14">"file notfound"</text:span><text:span text:style-name="T2">);<text:tab/></text:span></text:p>
      <text:p text:style-name="P20"><text:tab/><text:tab/>}</text:p>
      <text:p text:style-name="P20"><text:tab/>}</text:p>
      <text:p text:style-name="P6"/>
      <text:p text:style-name="P20">}</text:p>
      <text:p text:style-name="P7"><text:soft-page-break/></text:p>
      <text:p text:style-name="P8">final is a keyword and access modifier that is used to apply restrictions on variables, methods and objects.</text:p>
      <text:p text:style-name="P3"><text:span text:style-name="T6">class</text:span><text:span text:style-name="T2"> Watch{</text:span></text:p>
      <text:p text:style-name="P5"><text:span text:style-name="T2"><text:tab/></text:span><text:span text:style-name="T5">final</text:span><text:span text:style-name="T2"> </text:span><text:span text:style-name="T5">int</text:span><text:span text:style-name="T2"> <text:s/></text:span><text:span text:style-name="T12">price</text:span><text:span text:style-name="T2">=1000;</text:span></text:p>
      <text:p text:style-name="P5"><text:span text:style-name="T2"><text:tab/></text:span><text:span text:style-name="T5">void</text:span><text:span text:style-name="T2"> price1()</text:span></text:p>
      <text:p text:style-name="P20"><text:tab/>{</text:p>
      <text:p text:style-name="P5"><text:span text:style-name="T2"><text:tab/><text:tab/></text:span><text:span text:style-name="T13">price</text:span><text:span text:style-name="T2">=800;//</text:span><text:span text:style-name="T3">it shows error because price <text:tab/><text:tab/><text:tab/><text:tab/><text:tab/><text:tab/><text:tab/>is final.</text:span></text:p>
      <text:p text:style-name="P5"><text:span text:style-name="T2"><text:tab/><text:tab/>System.</text:span><text:span text:style-name="T11">out</text:span><text:span text:style-name="T2">.println(</text:span><text:span text:style-name="T12">price</text:span><text:span text:style-name="T2">);</text:span></text:p>
      <text:p text:style-name="P20"><text:tab/>}</text:p>
      <text:p text:style-name="P20"><text:tab/></text:p>
      <text:p text:style-name="P20"><text:tab/></text:p>
      <text:p text:style-name="P5"><text:span text:style-name="T2"><text:tab/></text:span><text:span text:style-name="T5">public</text:span><text:span text:style-name="T2"> </text:span><text:span text:style-name="T5">static</text:span><text:span text:style-name="T2"> </text:span><text:span text:style-name="T5">void</text:span><text:span text:style-name="T2"> main(String[] </text:span><text:span text:style-name="T7">args</text:span><text:span text:style-name="T2">) {</text:span></text:p>
      <text:p text:style-name="P5"><text:span text:style-name="T2"><text:tab/><text:tab/>Watch </text:span><text:span text:style-name="T7">w</text:span><text:span text:style-name="T2">=</text:span><text:span text:style-name="T5">new</text:span><text:span text:style-name="T2"> Watch();</text:span></text:p>
      <text:p text:style-name="P5"><text:span text:style-name="T2"><text:tab/><text:tab/></text:span><text:span text:style-name="T7">w</text:span><text:span text:style-name="T2">.price1();</text:span></text:p>
      <text:p text:style-name="P20"><text:tab/>}</text:p>
      <text:p text:style-name="P9">}</text:p>
      <text:p text:style-name="P11">finally is block of code in exception handling that executes important code whether the exception occurs or not.</text:p>
      <text:p text:style-name="P4"><text:span text:style-name="T6">public</text:span><text:span text:style-name="T2"> </text:span><text:span text:style-name="T5">class</text:span><text:span text:style-name="T2"> Unchecked {</text:span></text:p>
      <text:p text:style-name="P6"/>
      <text:p text:style-name="P5"><text:span text:style-name="T2"><text:tab/></text:span><text:span text:style-name="T5">public</text:span><text:span text:style-name="T2"> </text:span><text:span text:style-name="T5">static</text:span><text:span text:style-name="T2"> </text:span><text:span text:style-name="T5">void</text:span><text:span text:style-name="T2"> main(String[] </text:span><text:span text:style-name="T7">args</text:span><text:span text:style-name="T2">) {</text:span></text:p>
      <text:p text:style-name="P5"><text:span text:style-name="T2"><text:tab/><text:tab/></text:span><text:span text:style-name="T9">// </text:span><text:span text:style-name="T10">TODO</text:span><text:span text:style-name="T9"> Auto-generated method stub</text:span></text:p>
      <text:p text:style-name="P5"><text:span text:style-name="T2"><text:tab/><text:tab/></text:span><text:span text:style-name="T5">int</text:span><text:span text:style-name="T2"> </text:span><text:span text:style-name="T7">a</text:span><text:span text:style-name="T2">[]= {1,2,3};</text:span></text:p>
      <text:p text:style-name="P5"><text:span text:style-name="T2"><text:tab/><text:tab/></text:span><text:span text:style-name="T5">try</text:span><text:span text:style-name="T2"> {</text:span></text:p>
      <text:p text:style-name="P5"><text:span text:style-name="T2"><text:tab/><text:tab/>System.</text:span><text:span text:style-name="T11">out</text:span><text:span text:style-name="T2">.println(</text:span><text:span text:style-name="T7">a</text:span><text:span text:style-name="T2">[6]);</text:span><text:span text:style-name="T9">//unchecked exception</text:span></text:p>
      <text:p text:style-name="P20"><text:tab/><text:tab/>}</text:p>
      <text:p text:style-name="P5"><text:span text:style-name="T2"><text:tab/><text:tab/></text:span><text:span text:style-name="T5">catch</text:span><text:span text:style-name="T2">(ArrayIndexOutOfBoundsException </text:span><text:span text:style-name="T7">e</text:span><text:span text:style-name="T2">)</text:span></text:p>
      <text:p text:style-name="P20"><text:tab/><text:tab/>{</text:p>
      <text:p text:style-name="P5"><text:span text:style-name="T2"><text:tab/><text:tab/>System.</text:span><text:span text:style-name="T11">out</text:span><text:span text:style-name="T2">.println(</text:span><text:span text:style-name="T7">a</text:span><text:span text:style-name="T2">[1]);<text:tab/></text:span></text:p>
      <text:p text:style-name="P20"><text:tab/><text:tab/>}</text:p>
      <text:p text:style-name="P5"><text:span text:style-name="T2"><text:tab/><text:tab/></text:span><text:span text:style-name="T5">finally</text:span></text:p>
      <text:p text:style-name="P20"><text:tab/><text:tab/>{</text:p>
      <text:p text:style-name="P5"><text:span text:style-name="T2"><text:tab/><text:tab/>System.</text:span><text:span text:style-name="T11">out</text:span><text:span text:style-name="T2">.println(</text:span><text:span text:style-name="T14">"finally block executed"</text:span><text:span text:style-name="T2">);<text:tab/></text:span></text:p>
      <text:p text:style-name="P5"><text:span text:style-name="T2"><text:tab/><text:tab/>}</text:span><text:span text:style-name="T4">}}</text:span></text:p>
      <text:p text:style-name="P16"><text:soft-page-break/><text:span text:style-name="T16">1.</text:span>An unwanted <text:s/><text:span text:style-name="T16">or </text:span>unexpected event that disturbs normal flow of the program is <text:s text:c="6"/>called exception.</text:p>
      <text:p text:style-name="P16"/>
      <text:p text:style-name="P13">3. Throwable acts as aroot of exception hierarchy. It has two classes</text:p>
      <text:p text:style-name="P13"><text:s text:c="4"/>1.exception: exceptions caused by our program.</text:p>
      <text:p text:style-name="P13"><text:s text:c="5"/>2.error: error caused by the <text:span text:style-name="T17">lack of system resources.</text:span></text:p>
      <text:p text:style-name="P13"/>
      <text:p text:style-name="P14">6. The program will be terminated automatically then out ofmemory occurs.</text:p>
      <text:p text:style-name="P14">We cannot do anything if it happens.</text:p>
      <text:p text:style-name="P15"/>
      <text:p text:style-name="P15">7.</text:p>
      <text:p text:style-name="P15"><text:span text:style-name="T18">final</text:span>: final is a modifier to use for class,methods and variable.</text:p>
      <text:p text:style-name="P15">If we use final for class ,we cannot create a child cllass.</text:p>
      <text:p text:style-name="P15">In methods, we cannot override the methods.</text:p>
      <text:p text:style-name="P15">In variables, we cannot re assign them.</text:p>
      <text:p text:style-name="P15"/>
      <text:p text:style-name="P17"/>
      <text:p text:style-name="P18">Finally: <text:span text:style-name="T1">finally word always assosiated with try and catch blocks to maintain the code. It will executed of whether the exception arised or not.</text:span></text:p>
      <text:p text:style-name="P12"/>
      <text:p text:style-name="P19">Finalize: <text:span text:style-name="T1">finalize is a method, always invoked by garbage collector just before destroying an object to perform cleanup activities.</text:span></text:p>
      <text:p text:style-name="P12"/>
      <text:p text:style-name="P21"><text:span text:style-name="T15">10.we can create our own exceptions as per our requirements </text:span><text:tab/></text:p>
      <text:p text:style-name="P6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8T12:12:23.435564109</meta:creation-date>
    <dc:date>2022-07-23T10:36:51.924547912</dc:date>
    <meta:editing-duration>P2DT23H42M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76" meta:word-count="350" meta:character-count="2470" meta:non-whitespace-character-count="2074"/>
  </office:meta>
</office:document-meta>
</file>